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302cm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objectwithoutfill">
      <style:graphic-properties draw:marker-start="Circle" draw:marker-start-width="0.305cm" draw:marker-end="Circle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style:font-name="Liberation Mono" fo:font-size="12pt" style:font-size-asian="12pt" style:font-size-complex="12pt"/>
    </style:style>
    <style:style style:name="P3" style:family="paragraph"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48cm" svg:height="7.36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24cm" svg:height="5.207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064cm" svg:height="4.699cm" svg:x="1.508cm" svg:y="1.50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302cm" svg:height="1.552cm" svg:x="1.506cm" svg:y="1.535cm">
          <draw:text-box>
            <text:p text:style-name="P2"><text:span text:style-name="T1">myregistry</text:span></text:p>
          </draw:text-box>
        </draw:frame>
        <draw:custom-shape draw:style-name="gr5" draw:text-style-name="P1" draw:layer="layout" svg:width="8.028cm" svg:height="4.699cm" svg:x="8.239cm" svg:y="1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445cm" svg:height="1.552cm" svg:x="8.269cm" svg:y="1.535cm">
          <draw:text-box>
            <text:p text:style-name="P2"><text:span text:style-name="T1">myregistrygui</text:span></text:p>
          </draw:text-box>
        </draw:frame>
        <draw:line draw:style-name="gr6" draw:text-style-name="P1" draw:layer="layout" svg:x1="7.985cm" svg:y1="2.397cm" svg:x2="5.699cm" svg:y2="2.397cm">
          <text:p/>
        </draw:line>
        <draw:frame draw:style-name="gr7" draw:text-style-name="P2" draw:layer="layout" svg:width="1.524cm" svg:height="0.762cm" svg:x="2.143cm" svg:y="5.191cm">
          <draw:text-box>
            <text:p text:style-name="P2"><text:span text:style-name="T1">5000</text:span></text:p>
          </draw:text-box>
        </draw:frame>
        <draw:frame draw:style-name="gr7" draw:text-style-name="P2" draw:layer="layout" svg:width="1.524cm" svg:height="0.762cm" svg:x="9.089cm" svg:y="7.084cm">
          <draw:text-box>
            <text:p text:style-name="P2"><text:span text:style-name="T1">8080</text:span></text:p>
          </draw:text-box>
        </draw:frame>
        <draw:line draw:style-name="gr8" draw:text-style-name="P1" draw:layer="layout" svg:x1="9.128cm" svg:y1="5.445cm" svg:x2="9.128cm" svg:y2="7.604cm">
          <text:p/>
        </draw:line>
        <draw:frame draw:style-name="gr7" draw:text-style-name="P2" draw:layer="layout" svg:width="1.524cm" svg:height="0.762cm" svg:x="9.128cm" svg:y="5.191cm">
          <draw:text-box>
            <text:p text:style-name="P2"><text:span text:style-name="T1">8080</text:span></text:p>
          </draw:text-box>
        </draw:frame>
        <draw:line draw:style-name="gr8" draw:text-style-name="P1" draw:layer="layout" svg:x1="3.667cm" svg:y1="5.318cm" svg:x2="3.667cm" svg:y2="7.604cm">
          <text:p/>
        </draw:line>
        <draw:frame draw:style-name="gr7" draw:text-style-name="P2" draw:layer="layout" svg:width="1.524cm" svg:height="0.762cm" svg:x="2.143cm" svg:y="7.142cm">
          <draw:text-box>
            <text:p text:style-name="P2"><text:span text:style-name="T1">5000</text:span></text:p>
          </draw:text-box>
        </draw:frame>
        <draw:frame draw:style-name="gr9" draw:text-style-name="P2" draw:layer="layout" svg:width="1.524cm" svg:height="0.738cm" svg:x="15.224cm" svg:y="7.628cm">
          <draw:text-box>
            <text:p text:style-name="P2"><text:span text:style-name="T1">host</text:span></text:p>
          </draw:text-box>
        </draw:frame>
        <draw:frame draw:style-name="gr9" draw:text-style-name="P3" draw:layer="layout" svg:width="8.255cm" svg:height="1.457cm" svg:x="8.493cm" svg:y="2.26cm">
          <draw:text-box>
            <text:p text:style-name="P3"><text:span text:style-name="T2">...</text:span></text:p>
            <text:p text:style-name="P3"><text:span text:style-name="T2">MYREGISTRY_PORT_5000_TCP_PORT=5000</text:span></text:p>
            <text:p text:style-name="P3"><text:span text:style-name="T2">...</text:span></text:p>
          </draw:text-box>
        </draw:frame>
        <draw:frame draw:style-name="gr9" draw:text-style-name="P3" draw:layer="layout" svg:width="7.365cm" svg:height="1.457cm" svg:x="8.494cm" svg:y="3.761cm">
          <draw:text-box>
            <text:p text:style-name="P3"><text:span text:style-name="T2">...</text:span></text:p>
            <text:p text:style-name="P3"><text:span text:style-name="T2">172.17.0.3 <text:s text:c="5"/>myregistry</text:span></text:p>
            <text:p text:style-name="P3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Nautsch</meta:initial-creator>
    <meta:creation-date>2014-10-31T19:53:20.142560474</meta:creation-date>
    <dc:date>2014-10-31T20:18:09.096709090</dc:date>
    <dc:creator>Oliver Nautsch</dc:creator>
    <meta:editing-duration>PT13M18S</meta:editing-duration>
    <meta:editing-cycles>3</meta:editing-cycles>
    <meta:generator>LibreOffice/4.2.6.3$Linux_X86_64 LibreOffice_project/420m0$Build-3</meta:generator>
    <meta:document-statistic meta:object-count="16"/>
  </office:meta>
</office:document-meta>
</file>